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E00000025D57FBA40CBB41407A.png" manifest:media-type="image/png"/>
  <manifest:file-entry manifest:full-path="Pictures/100000000000000800000008B2AA4E6A4F6D2D73.png" manifest:media-type="image/png"/>
  <manifest:file-entry manifest:full-path="Pictures/10000000000005FC00000298CE47EFDD73096BB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Mono" svg:font-family="'Noto Mono'" style:font-pitch="fixed"/>
    <style:font-face style:name="Noto Mono2" svg:font-family="'Noto Mono'" style:font-adornments="标准" style:font-pitch="fixed"/>
    <style:font-face style:name="Noto Mono1" svg:font-family="'Noto Mono'" style:font-adornments="粗体" style:font-pitch="fixed"/>
    <style:font-face style:name="FreeMono" svg:font-family="FreeMono" style:font-adornments="粗体"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bfbeb" presentation:display-footer="true" presentation:display-page-number="false" presentation:display-date-time="true"/>
    </style:style>
    <style:style style:name="gr1" style:family="graphic">
      <style:graphic-properties style:protect="size"/>
    </style:style>
    <style:style style:name="gr2"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stroke="dash" draw:stroke-dash="Ultrafine_20_Dashed" svg:stroke-width="0.028cm" svg:stroke-color="#333333" draw:marker-start-width="0.242cm" draw:marker-end="Arrow" draw:marker-end-width="0.342cm" draw:fill="none" draw:textarea-vertical-align="middle" fo:padding-top="0.139cm" fo:padding-bottom="0.139cm" fo:padding-left="0.264cm" fo:padding-right="0.264cm"/>
    </style:style>
    <style:style style:name="gr4" style:family="graphic" style:parent-style-name="standard">
      <style:graphic-properties draw:stroke="dash" draw:stroke-dash="Fine_20_Dashed" svg:stroke-width="0.028cm" svg:stroke-color="#666666" draw:marker-start-width="0.242cm" draw:marker-end-width="0.242cm" draw:fill="none" draw:textarea-horizontal-align="justify" draw:textarea-vertical-align="middle" draw:auto-grow-height="false" fo:min-height="2.723cm" fo:min-width="4.635cm" fo:padding-top="0.139cm" fo:padding-bottom="0.139cm" fo:padding-left="0.264cm" fo:padding-right="0.264cm"/>
    </style:style>
    <style:style style:name="gr5" style:family="graphic" style:parent-style-name="standard">
      <style:graphic-properties svg:stroke-color="#071136" draw:fill="bitmap" draw:fill-image-name="_35__20_Percent" draw:textarea-horizontal-align="justify" draw:textarea-vertical-align="middle" draw:auto-grow-height="false" fo:min-height="2.15cm" fo:min-width="14.85cm"/>
    </style:style>
    <style:style style:name="gr6" style:family="graphic" style:parent-style-name="standard">
      <style:graphic-properties svg:stroke-color="#002342" draw:fill="bitmap" draw:fill-image-name="_35__20_Percent" draw:textarea-horizontal-align="justify" draw:textarea-vertical-align="middle" draw:auto-grow-height="false" fo:min-height="1.646cm" fo:min-width="4.496cm"/>
    </style:style>
    <style:style style:name="gr7" style:family="graphic" style:parent-style-name="standard">
      <style:graphic-properties svg:stroke-color="#002342" draw:fill="bitmap" draw:fill-image-name="_35__20_Percent" draw:textarea-horizontal-align="justify" draw:textarea-vertical-align="middle" draw:auto-grow-height="false" fo:min-height="1.916cm" fo:min-width="3.466cm"/>
    </style:style>
    <style:style style:name="gr8" style:family="graphic" style:parent-style-name="standard">
      <style:graphic-properties draw:fill="bitmap" draw:fill-image-name="_35__20_Percent" draw:textarea-horizontal-align="justify" draw:textarea-vertical-align="middle" draw:auto-grow-height="false" fo:min-height="1.25cm" fo:min-width="5.301cm"/>
    </style:style>
    <style:style style:name="gr9" style:family="graphic" style:parent-style-name="standard">
      <style:graphic-properties draw:fill="bitmap" draw:fill-image-name="_35__20_Percent" draw:textarea-horizontal-align="justify" draw:textarea-vertical-align="middle" draw:auto-grow-height="false" fo:min-height="1.048cm" fo:min-width="11.618cm" fo:wrap-option="no-wrap"/>
    </style:style>
    <style:style style:name="gr10" style:family="graphic" style:parent-style-name="standard">
      <style:graphic-properties draw:stroke="dash" draw:stroke-dash="Ultrafine_20_2_20_Dots_20_3_20_Dashes" svg:stroke-width="0.028cm" svg:stroke-color="#94070a" draw:marker-start-width="0.242cm" draw:marker-end-width="0.242cm" draw:fill="none" draw:textarea-horizontal-align="justify" draw:textarea-vertical-align="middle" draw:auto-grow-height="false" fo:min-height="2.722cm" fo:min-width="4.272cm" fo:padding-top="0.139cm" fo:padding-bottom="0.139cm" fo:padding-left="0.264cm" fo:padding-right="0.264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stroke="dash" draw:stroke-dash="Ultrafine_20_2_20_Dots_20_3_20_Dashes" svg:stroke-width="0.028cm" svg:stroke-color="#94070a" draw:marker-start-width="0.242cm" draw:marker-end-width="0.242cm" draw:fill="none" draw:fill-color="#ffffff" draw:textarea-horizontal-align="left" draw:auto-grow-height="true" draw:auto-grow-width="true" fo:min-height="1.36cm" fo:min-width="5.514cm" fo:padding-top="0.139cm" fo:padding-bottom="0.139cm" fo:padding-left="0.264cm" fo:padding-right="0.264cm"/>
    </style:style>
    <style:style style:name="gr13" style:family="graphic" style:parent-style-name="standard">
      <style:graphic-properties svg:stroke-color="#94070a" draw:fill="none" draw:textarea-vertical-align="middle" draw:auto-grow-height="false" fo:min-height="3.922cm" fo:min-width="1.233cm"/>
    </style:style>
    <style:style style:name="gr14" style:family="graphic" style:parent-style-name="standard">
      <style:graphic-properties svg:stroke-color="#673604" draw:fill="bitmap" draw:fill-image-name="_35__20_Percent" draw:textarea-horizontal-align="justify" draw:textarea-vertical-align="middle" draw:auto-grow-height="false" fo:min-height="1.66cm" fo:min-width="2.046cm"/>
    </style:style>
    <style:style style:name="gr15" style:family="graphic" style:parent-style-name="objectwithoutfill">
      <style:graphic-properties draw:stroke="dash" draw:stroke-dash="Ultrafine_20_2_20_Dots_20_3_20_Dashes" svg:stroke-width="0.053cm" svg:stroke-color="#071136" draw:marker-start-width="0.279cm" draw:marker-end-width="0.279cm" draw:fill="none" draw:textarea-vertical-align="middle" fo:padding-top="0.151cm" fo:padding-bottom="0.151cm" fo:padding-left="0.276cm" fo:padding-right="0.276cm"/>
    </style:style>
    <style:style style:name="gr16" style:family="graphic" style:parent-style-name="objectwithoutfill">
      <style:graphic-properties draw:stroke="dash" draw:stroke-dash="Ultrafine_20_2_20_Dots_20_3_20_Dashes" svg:stroke-width="0.035cm" draw:marker-start-width="0.252cm" draw:marker-end="Arrow" draw:marker-end-width="0.352cm" draw:fill="none" draw:textarea-vertical-align="middle" fo:padding-top="0.142cm" fo:padding-bottom="0.142cm" fo:padding-left="0.267cm" fo:padding-right="0.267cm"/>
    </style:style>
    <style:style style:name="gr17" style:family="graphic" style:parent-style-name="standard">
      <style:graphic-properties draw:stroke="dash" draw:stroke-dash="Fine_20_Dashed" svg:stroke-width="0.028cm" svg:stroke-color="#333333" draw:marker-start-width="0.242cm" draw:marker-end-width="0.242cm" draw:fill="none" draw:textarea-horizontal-align="justify" draw:textarea-vertical-align="middle" draw:auto-grow-height="false" fo:min-height="2.014cm" fo:min-width="3.036cm" fo:padding-top="0.139cm" fo:padding-bottom="0.139cm" fo:padding-left="0.264cm" fo:padding-right="0.264cm"/>
    </style:style>
    <style:style style:name="pr1" style:family="presentation" style:parent-style-name="默认-title">
      <style:graphic-properties fo:min-height="2.629cm"/>
    </style:style>
    <style:style style:name="pr2" style:family="presentation" style:parent-style-name="默认-subtitle">
      <style:graphic-properties draw:fill-color="#ffffff" fo:min-height="9.134cm"/>
    </style:style>
    <style:style style:name="pr3" style:family="presentation" style:parent-style-name="默认-notes">
      <style:graphic-properties draw:fill-color="#ffffff" fo:min-height="13.364cm"/>
    </style:style>
    <style:style style:name="pr4" style:family="presentation" style:parent-style-name="默认-title">
      <style:graphic-properties draw:auto-grow-height="true" fo:min-height="2.629cm"/>
    </style:style>
    <style:style style:name="pr5" style:family="presentation" style:parent-style-name="默认-outline1">
      <style:graphic-properties fo:min-height="10.413cm"/>
    </style:style>
    <style:style style:name="pr6" style:family="presentation" style:parent-style-name="默认-title">
      <style:graphic-properties draw:textarea-vertical-align="middle" draw:auto-grow-height="true" fo:min-height="2.629cm"/>
    </style:style>
    <style:style style:name="pr7" style:family="presentation" style:parent-style-name="默认-outline1">
      <style:graphic-properties fo:min-height="8.884cm"/>
    </style:style>
    <style:style style:name="P1" style:family="paragraph">
      <style:text-properties fo:font-size="44pt" style:font-size-asian="44pt" style:font-size-complex="44pt"/>
    </style:style>
    <style:style style:name="P2" style:family="paragraph">
      <loext:graphic-properties draw:fill-color="#ffffff"/>
      <style:text-properties fo:font-size="32pt" style:font-size-asian="32pt" style:font-size-complex="32pt"/>
    </style:style>
    <style:style style:name="P3" style:family="paragraph">
      <loext:graphic-properties draw:fill-color="#ffffff"/>
    </style:style>
    <style:style style:name="P4" style:family="paragraph">
      <style:paragraph-properties fo:text-align="start"/>
    </style:style>
    <style:style style:name="P5" style:family="paragraph">
      <style:paragraph-properties fo:margin-top="0.3cm" fo:margin-bottom="0cm"/>
    </style:style>
    <style:style style:name="P6" style:family="paragraph">
      <style:text-properties fo:font-size="32pt" fo:font-weight="normal" style:font-size-asian="32pt" style:font-size-complex="32pt"/>
    </style:style>
    <style:style style:name="P7" style:family="paragraph">
      <loext:graphic-properties draw:fill-color="#ffffff"/>
      <style:text-properties style:font-size-asian="20pt"/>
    </style:style>
    <style:style style:name="P8" style:family="paragraph">
      <style:text-properties fo:font-size="28pt" style:font-size-asian="28pt" style:font-size-complex="28pt"/>
    </style:style>
    <style:style style:name="P9" style:family="paragraph">
      <style:text-properties style:font-name="Noto Mono" fo:font-size="18pt" fo:font-weight="normal" style:font-size-asian="18pt" style:font-weight-asian="normal" style:font-size-complex="18pt" style:font-weight-complex="normal"/>
    </style:style>
    <style:style style:name="P10" style:family="paragraph">
      <loext:graphic-properties draw:fill="none"/>
      <style:paragraph-properties fo:text-align="center"/>
    </style:style>
    <style:style style:name="P11" style:family="paragraph">
      <style:paragraph-properties fo:text-align="center"/>
    </style:style>
    <style:style style:name="P12" style:family="paragraph">
      <loext:graphic-properties draw:fill="none"/>
      <style:paragraph-properties fo:text-align="center"/>
      <style:text-properties fo:font-size="15pt" style:font-size-asian="15pt" style:font-size-complex="15pt"/>
    </style:style>
    <style:style style:name="P13" style:family="paragraph">
      <style:paragraph-properties fo:margin-top="0.3cm" fo:margin-bottom="0cm"/>
      <style:text-properties fo:font-size="26pt" fo:font-weight="normal" style:font-size-asian="26pt" style:font-weight-asian="normal" style:font-size-complex="26pt" style:font-weight-complex="normal"/>
    </style:style>
    <style:style style:name="P14" style:family="paragraph">
      <style:paragraph-properties fo:text-align="start"/>
      <style:text-properties style:font-name="Noto Mono1" fo:font-size="40pt" fo:font-weight="normal" style:font-size-asian="40pt" style:font-size-complex="40pt"/>
    </style:style>
    <style:style style:name="P15" style:family="paragraph">
      <style:text-properties style:font-name="Noto Mono" fo:font-weight="normal" style:font-weight-asian="normal" style:font-weight-complex="normal"/>
    </style:style>
    <style:style style:name="P16" style:family="paragraph">
      <style:paragraph-properties fo:text-align="start"/>
      <style:text-properties style:font-name="Noto Mono" fo:font-weight="normal" style:font-weight-asian="normal" style:font-weight-complex="normal"/>
    </style:style>
    <style:style style:name="P17" style:family="paragraph">
      <style:paragraph-properties fo:margin-top="0.2cm" fo:margin-bottom="0cm"/>
      <style:text-properties style:font-name="Noto Mono2" fo:font-size="32pt" fo:font-style="normal" fo:font-weight="normal" style:font-size-asian="32pt" style:font-size-complex="32pt"/>
    </style:style>
    <style:style style:name="P18" style:family="paragraph">
      <style:paragraph-properties fo:margin-top="0.2cm" fo:margin-bottom="0cm"/>
    </style:style>
    <style:style style:name="P19" style:family="paragraph">
      <loext:graphic-properties draw:fill="bitmap" draw:fill-image-name="_35__20_Percent"/>
      <style:paragraph-properties fo:text-align="center"/>
      <style:text-properties style:font-name="Noto Mono2" fo:font-size="26pt" fo:font-weight="normal" style:font-size-asian="26pt" style:font-weight-asian="normal" style:font-size-complex="36pt" style:font-weight-complex="bold"/>
    </style:style>
    <style:style style:name="P20" style:family="paragraph">
      <loext:graphic-properties draw:fill="bitmap" draw:fill-image-name="_35__20_Percent"/>
      <style:paragraph-properties fo:text-align="center"/>
      <style:text-properties fo:color="#003c3d" style:font-name="Noto Mono" fo:font-size="32pt" fo:font-weight="normal" style:font-size-asian="32pt" style:font-weight-asian="normal" style:font-size-complex="32pt" style:font-weight-complex="normal"/>
    </style:style>
    <style:style style:name="P21" style:family="paragraph">
      <loext:graphic-properties draw:fill="bitmap" draw:fill-image-name="_35__20_Percent"/>
      <style:paragraph-properties fo:text-align="center"/>
      <style:text-properties fo:color="#003d73" style:font-name="Noto Mono" fo:font-size="32pt" fo:font-weight="normal" style:font-size-asian="32pt" style:font-weight-asian="normal" style:font-size-complex="32pt" style:font-weight-complex="normal"/>
    </style:style>
    <style:style style:name="P22" style:family="paragraph">
      <loext:graphic-properties draw:fill="bitmap" draw:fill-image-name="_35__20_Percent"/>
      <style:paragraph-properties fo:text-align="center"/>
      <style:text-properties fo:color="#002342" style:font-name="Noto Mono" fo:font-size="32pt" fo:font-weight="normal" style:font-size-asian="32pt" style:font-weight-asian="normal" style:font-size-complex="32pt" style:font-weight-complex="normal"/>
    </style:style>
    <style:style style:name="P23" style:family="paragraph">
      <loext:graphic-properties draw:fill="bitmap" draw:fill-image-name="_35__20_Percent"/>
      <style:paragraph-properties fo:text-align="center"/>
      <style:text-properties fo:font-size="32pt" style:font-size-asian="32pt" style:font-size-complex="32pt"/>
    </style:style>
    <style:style style:name="P24" style:family="paragraph">
      <loext:graphic-properties draw:fill="none" draw:fill-color="#ffffff"/>
      <style:text-properties fo:font-size="26pt" style:font-size-asian="26pt" style:font-size-complex="26pt"/>
    </style:style>
    <style:style style:name="P25" style:family="paragraph">
      <loext:graphic-properties draw:fill="none"/>
      <style:paragraph-properties fo:text-align="center"/>
      <style:text-properties style:font-name="Noto Mono" fo:font-size="20pt" style:font-size-asian="20pt" style:font-size-complex="20pt"/>
    </style:style>
    <style:style style:name="T1" style:family="text">
      <style:text-properties style:font-name="Noto Mono1" fo:font-size="44pt" style:font-size-asian="44pt" style:font-size-complex="44pt"/>
    </style:style>
    <style:style style:name="T2" style:family="text">
      <style:text-properties style:font-name="Noto Mono1" fo:font-size="32pt" style:font-size-asian="32pt" style:font-size-complex="32pt"/>
    </style:style>
    <style:style style:name="T3" style:family="text">
      <style:text-properties style:font-name="Noto Mono1"/>
    </style:style>
    <style:style style:name="T4" style:family="text">
      <style:text-properties style:font-name="Noto Mono1" fo:font-size="32pt" fo:font-weight="normal" style:font-size-asian="32pt" style:font-size-complex="32pt"/>
    </style:style>
    <style:style style:name="T5" style:family="text">
      <style:text-properties fo:color="#bc312e" style:font-name="Noto Mono1"/>
    </style:style>
    <style:style style:name="T6" style:family="text">
      <style:text-properties fo:font-size="28pt" style:font-size-asian="28pt" style:font-size-complex="28pt"/>
    </style:style>
    <style:style style:name="T7" style:family="text">
      <style:text-properties style:font-name="Noto Mono" fo:font-size="18pt" fo:font-weight="normal" style:font-size-asian="18pt" style:font-weight-asian="normal" style:font-size-complex="18pt" style:font-weight-complex="normal"/>
    </style:style>
    <style:style style:name="T8" style:family="text">
      <style:text-properties fo:font-size="15pt" style:font-size-asian="15pt" style:font-size-complex="15pt"/>
    </style:style>
    <style:style style:name="T9"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CJK SC Regular" style:font-size-complex="15pt" style:font-style-complex="normal" style:font-weight-complex="normal" style:text-emphasize="none" style:font-relief="none" style:text-overline-style="none" style:text-overline-color="font-color"/>
    </style:style>
    <style:style style:name="T10" style:family="text">
      <style:text-properties style:font-name="Noto Mono" fo:font-weight="normal" style:font-weight-asian="normal" style:font-weight-complex="normal"/>
    </style:style>
    <style:style style:name="T11" style:family="text">
      <style:text-properties style:font-name="Noto Mono1" fo:font-size="26pt" fo:font-weight="normal" style:font-size-asian="26pt" style:font-weight-asian="normal" style:font-size-complex="26pt" style:font-weight-complex="normal"/>
    </style:style>
    <style:style style:name="T12" style:family="text">
      <style:text-properties style:font-name="Noto Mono1" fo:font-size="40pt" fo:font-weight="normal" style:font-size-asian="40pt" style:font-size-complex="40pt"/>
    </style:style>
    <style:style style:name="T13" style:family="text">
      <style:text-properties style:font-name="Noto Mono2" fo:font-size="32pt" fo:font-style="normal" fo:font-weight="normal" style:font-size-asian="32pt" style:font-size-complex="32pt"/>
    </style:style>
    <style:style style:name="T14" style:family="text">
      <style:text-properties style:font-name="Noto Mono2" fo:font-size="26pt" fo:font-weight="normal" style:font-size-asian="26pt" style:font-weight-asian="normal" style:font-size-complex="36pt" style:font-weight-complex="bold"/>
    </style:style>
    <style:style style:name="T15" style:family="text">
      <style:text-properties fo:color="#003c3d" style:font-name="Noto Mono" fo:font-size="32pt" fo:font-weight="normal" style:font-size-asian="32pt" style:font-weight-asian="normal" style:font-size-complex="32pt" style:font-weight-complex="normal"/>
    </style:style>
    <style:style style:name="T16" style:family="text">
      <style:text-properties fo:color="#003d73" style:font-name="Noto Mono" fo:font-size="32pt" fo:font-weight="normal" style:font-size-asian="32pt" style:font-weight-asian="normal" style:font-size-complex="32pt" style:font-weight-complex="normal"/>
    </style:style>
    <style:style style:name="T17" style:family="text">
      <style:text-properties fo:color="#002342" style:font-name="Noto Mono" fo:font-size="32pt" fo:font-weight="normal" style:font-size-asian="32pt" style:font-weight-asian="normal" style:font-size-complex="32pt" style:font-weight-complex="normal"/>
    </style:style>
    <style:style style:name="T18" style:family="text">
      <style:text-properties fo:font-size="32pt" style:font-size-asian="32pt" style:font-size-complex="32pt"/>
    </style:style>
    <style:style style:name="T19" style:family="text">
      <style:text-properties fo:font-size="26pt" style:font-size-asian="26pt" style:font-size-complex="26pt"/>
    </style:style>
    <style:style style:name="T20" style:family="text">
      <style:text-properties style:font-name="Noto Mono"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微信</text:span><text:span text:style-name="T1">开发</text:span></text:p>
          </draw:text-box>
        </draw:frame>
        <draw:frame presentation:style-name="pr2" draw:text-style-name="P2" draw:layer="layout" svg:width="25.199cm" svg:height="9.134cm" svg:x="1.4cm" svg:y="3.685cm" presentation:class="subtitle" presentation:user-transformed="true">
          <draw:text-box>
            <text:p><text:span text:style-name="T2">准备工作</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默认" presentation:presentation-page-layout-name="AL2T1">
        <office:forms form:automatic-focus="false" form:apply-design-mode="false"/>
        <draw:frame presentation:style-name="pr4" draw:text-style-name="P4" draw:layer="layout" svg:width="25.199cm" svg:height="2.629cm" svg:x="1.4cm" svg:y="0.628cm" presentation:class="title">
          <draw:text-box>
            <text:p text:style-name="P4"><text:span text:style-name="T3">准备</text:span><text:span text:style-name="T3">工作</text:span></text:p>
          </draw:text-box>
        </draw:frame>
        <draw:frame presentation:style-name="pr5" draw:text-style-name="P6" draw:layer="layout" svg:width="25.199cm" svg:height="11.315cm" svg:x="1.4cm" svg:y="3.685cm" presentation:class="outline" presentation:user-transformed="true">
          <draw:text-box>
            <text:list text:style-name="L2">
              <text:list-item>
                <text:p text:style-name="P5"><text:span text:style-name="T4">购买云服务器和域名，并进行备案。（可以几个</text:span><text:span text:style-name="T4">人使用一台。）</text:span></text:p>
              </text:list-item>
              <text:list-item>
                <text:p text:style-name="P5"><text:span text:style-name="T4">学习</text:span><text:span text:style-name="T4">Node</text:span><text:span text:style-name="T4">在</text:span><text:span text:style-name="T4">Web</text:span><text:span text:style-name="T4">服务端编程的一些基础。</text:span></text:p>
              </text:list-item>
              <text:list-item>
                <text:p text:style-name="P5"><text:span text:style-name="T4">了解</text:span><text:span text:style-name="T4">HTTP</text:span><text:span text:style-name="T4">协议的基础。</text:span></text:p>
              </text:list-item>
              <text:list-item>
                <text:p text:style-name="P5"><text:span text:style-name="T4">熟悉</text:span><text:span text:style-name="T4">Linux</text:span><text:span text:style-name="T4">命令基本操作。</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默认"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 text:style-name="P4">选择云服务器提供商</text:p>
          </draw:text-box>
        </draw:frame>
        <draw:frame presentation:style-name="pr5" draw:layer="layout" svg:width="25.199cm" svg:height="10.663cm" svg:x="1.4cm" svg:y="3.685cm" presentation:class="outline">
          <draw:text-box>
            <text:list text:style-name="L2">
              <text:list-item>
                <text:p><text:span text:style-name="T3">目前国内规模比较大的云服务提供商是阿里云和</text:span><text:span text:style-name="T3">腾讯云，此外其他做云服务的公司也很多。</text:span></text:p>
              </text:list-item>
              <text:list-item>
                <text:p><text:span text:style-name="T3">阿里云和腾讯云都提供了学生套餐，价格便宜。</text:span></text:p>
              </text:list-item>
              <text:list-item>
                <text:p><text:span text:style-name="T3">需要购买的是云主机，</text:span><text:span text:style-name="T5">而不是虚拟主机或轻量级</text:span><text:span text:style-name="T5">云服务器</text:span><text:span text:style-name="T3">。</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默认" presentation:presentation-page-layout-name="AL2T1">
        <office:forms form:automatic-focus="false" form:apply-design-mode="false"/>
        <draw:frame presentation:style-name="pr4" draw:text-style-name="P4" draw:layer="layout" svg:width="25.199cm" svg:height="2.629cm" svg:x="1.4cm" svg:y="0.628cm" presentation:class="title">
          <draw:text-box>
            <text:p text:style-name="P4">购买及注册流程</text:p>
          </draw:text-box>
        </draw:frame>
        <draw:frame presentation:style-name="pr5" draw:text-style-name="P8" draw:layer="layout" svg:width="25.199cm" svg:height="10.663cm" svg:x="1.4cm" svg:y="3.685cm" presentation:class="outline">
          <draw:text-box>
            <text:list text:style-name="L2">
              <text:list-item>
                <text:p><text:span text:style-name="T6">登录云服务提供商网站（没有账户先注册）。</text:span></text:p>
              </text:list-item>
              <text:list-item>
                <text:p><text:span text:style-name="T6">找到学生优惠页面</text:span></text:p>
              </text:list-item>
              <text:list-item>
                <text:p><text:span text:style-name="T6">选择云服务器类型：云服务器。</text:span></text:p>
              </text:list-item>
              <text:list-item>
                <text:p><text:span text:style-name="T6">认证学生身份后购买。</text:span></text:p>
              </text:list-item>
              <text:list-item>
                <text:p><text:span text:style-name="T6">购买域名然后备案。</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默认" presentation:presentation-page-layout-name="AL2T1">
        <office:forms form:automatic-focus="false" form:apply-design-mode="false"/>
        <draw:frame presentation:style-name="pr4" draw:text-style-name="P4" draw:layer="layout" svg:width="25.199cm" svg:height="2.629cm" svg:x="1.4cm" svg:y="0.628cm" presentation:class="title">
          <draw:text-box>
            <text:p text:style-name="P4">阿里云学生优惠产品</text:p>
          </draw:text-box>
        </draw:frame>
        <draw:frame presentation:style-name="pr5" draw:text-style-name="P9" draw:layer="layout" svg:width="25.199cm" svg:height="10.663cm" svg:x="1.4cm" svg:y="3.685cm" presentation:class="outline">
          <draw:text-box>
            <text:list text:style-name="L2">
              <text:list-item>
                <text:p><text:span text:style-name="T7">https://promotion.aliyun.com/ntms/act/campus2018.html</text:span></text:p>
              </text:list-item>
              <text:list-item>
                <text:p><text:span text:style-name="T7"/></text:p>
              </text:list-item>
            </text:list>
          </draw:text-box>
        </draw:frame>
        <draw:frame draw:style-name="gr2" draw:text-style-name="P10" draw:layer="layout" svg:width="23.076cm" svg:height="10cm" svg:x="2.455cm" svg:y="5cm">
          <draw:image xlink:href="Pictures/10000000000005FC00000298CE47EFDD73096BBB.png" xlink:type="simple" xlink:show="embed" xlink:actuate="onLoad">
            <text:p/>
          </draw:image>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默认" presentation:presentation-page-layout-name="AL2T1">
        <office:forms form:automatic-focus="false" form:apply-design-mode="false"/>
        <draw:frame presentation:style-name="pr4" draw:text-style-name="P4" draw:layer="layout" svg:width="25.199cm" svg:height="2.629cm" svg:x="1.4cm" svg:y="0.628cm" presentation:class="title">
          <draw:text-box>
            <text:p text:style-name="P4">腾讯云校园优惠套餐</text:p>
          </draw:text-box>
        </draw:frame>
        <draw:frame presentation:style-name="pr5" draw:text-style-name="P9" draw:layer="layout" svg:width="25.199cm" svg:height="10.663cm" svg:x="1.4cm" svg:y="3.685cm" presentation:class="outline">
          <draw:text-box>
            <text:list text:style-name="L2">
              <text:list-item>
                <text:p><text:span text:style-name="T7">https://cloud.tencent.com/act/campus</text:span></text:p>
              </text:list-item>
              <text:list-item>
                <text:p><text:span text:style-name="T7"/></text:p>
              </text:list-item>
            </text:list>
          </draw:text-box>
        </draw:frame>
        <draw:frame draw:style-name="gr2" draw:text-style-name="P10" draw:layer="layout" svg:width="24.133cm" svg:height="9.707cm" svg:x="2.555cm" svg:y="4.993cm">
          <draw:image xlink:href="Pictures/10000000000005E00000025D57FBA40CBB41407A.png" xlink:type="simple" xlink:show="embed" xlink:actuate="onLoad">
            <text:p/>
          </draw:image>
        </draw:frame>
        <draw:line draw:style-name="gr3" draw:text-style-name="P10" draw:layer="layout" svg:x1="20.8cm" svg:y1="6.2cm" svg:x2="19.6cm" svg:y2="10cm">
          <text:p/>
        </draw:line>
        <draw:custom-shape draw:style-name="gr4" draw:text-style-name="P12" draw:layer="layout" svg:width="7.299cm" svg:height="4.243cm" svg:x="19.2cm" svg:y="2.257cm">
          <text:p text:style-name="P11"><text:span text:style-name="T8">选择</text:span><text:span text:style-name="T8">Ubuntu</text:span></text:p>
          <text:p text:style-name="P11"><text:span text:style-name="T8">或</text:span><text:span text:style-name="T8">CentOS</text:span></text:p>
          <text:p text:style-name="P11"><text:span text:style-name="T8">或</text:span><text:span text:style-name="T8">Debian</text:span><text:span text:style-name="T8">都可以，</text:span></text:p>
          <text:p text:style-name="P11"><text:span text:style-name="T9">不要选择</text:span><text:span text:style-name="T8">其他。</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3" draw:master-page-name="默认" presentation:presentation-page-layout-name="AL2T1">
        <office:forms form:automatic-focus="false" form:apply-design-mode="false"/>
        <draw:frame presentation:style-name="pr6" draw:text-style-name="P4" draw:layer="layout" svg:width="25.199cm" svg:height="2.629cm" svg:x="1.4cm" svg:y="0.628cm" presentation:class="title" presentation:user-transformed="true">
          <draw:text-box>
            <text:p text:style-name="P4"><text:span text:style-name="T3">备案</text:span></text:p>
          </draw:text-box>
        </draw:frame>
        <draw:frame presentation:style-name="pr7" draw:layer="layout" svg:width="25.199cm" svg:height="9.915cm" svg:x="1.4cm" svg:y="3.685cm" presentation:class="outline" presentation:user-transformed="true">
          <draw:text-box>
            <text:list text:style-name="L2">
              <text:list-item>
                <text:p>备案耗时比较长，目前大概需要2周。</text:p>
              </text:list-item>
              <text:list-item>
                <text:p>通过云服务器提供商的<text:span text:style-name="T10">ICP</text:span>备案接入系统填写表单并提交，之后等待通信管理局的审核，会有邮件通知。</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3" draw:master-page-name="默认"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 text:style-name="P4">备案关键操作提示</text:p>
          </draw:text-box>
        </draw:frame>
        <draw:frame presentation:style-name="pr5" draw:text-style-name="P13" draw:layer="layout" svg:width="25.199cm" svg:height="10.663cm" svg:x="1.4cm" svg:y="3.685cm" presentation:class="outline">
          <draw:text-box>
            <text:list text:style-name="L2">
              <text:list-item>
                <text:p text:style-name="P5"><text:span text:style-name="T11">备案流程通常都需要获取一个备案服务号，是购买云主机</text:span><text:span text:style-name="T11">后，通过云主机的管理界面申请获取的，相当于一个备案</text:span><text:span text:style-name="T11">唯一</text:span><text:span text:style-name="T11">ID</text:span><text:span text:style-name="T11">用于标识主机。</text:span></text:p>
              </text:list-item>
              <text:list-item>
                <text:p text:style-name="P5"><text:span text:style-name="T11">在备案时，需要填写域名和备案服务号，后续的操作是根</text:span><text:span text:style-name="T11">据个人信息填写并提交。</text:span></text:p>
              </text:list-item>
              <text:list-item>
                <text:p text:style-name="P5"><text:span text:style-name="T11">之后云服务商邮寄幕布，以幕布为背景拍照并上传。</text:span></text:p>
              </text:list-item>
              <text:list-item>
                <text:p text:style-name="P5"><text:span text:style-name="T11">最后等待管局审核。</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默认" presentation:presentation-page-layout-name="AL2T1">
        <office:forms form:automatic-focus="false" form:apply-design-mode="false"/>
        <draw:frame presentation:style-name="pr4" draw:text-style-name="P14" draw:layer="layout" svg:width="25.199cm" svg:height="2.629cm" svg:x="1.4cm" svg:y="0.628cm" presentation:class="title">
          <draw:text-box>
            <text:p text:style-name="P4"><text:span text:style-name="T12">JS</text:span><text:span text:style-name="T12">技</text:span><text:span text:style-name="T12">术要</text:span><text:span text:style-name="T12">点</text:span></text:p>
          </draw:text-box>
        </draw:frame>
        <draw:frame presentation:style-name="pr5" draw:text-style-name="P15" draw:layer="layout" svg:width="25.199cm" svg:height="10.663cm" svg:x="1.4cm" svg:y="3.685cm" presentation:class="outline">
          <draw:text-box>
            <text:list text:style-name="L2">
              <text:list-item>
                <text:p><text:span text:style-name="T10">Promise</text:span></text:p>
              </text:list-item>
              <text:list-item>
                <text:p><text:span text:style-name="T10">async/await</text:span></text:p>
              </text:list-item>
              <text:list-item>
                <text:p><text:span text:style-name="T10">this</text:span></text:p>
              </text:list-item>
              <text:list-item>
                <text:p><text:span text:style-name="T10">箭头函数</text:span></text:p>
              </text:list-item>
              <text:list-item>
                <text:p><text:span text:style-name="T10">闭包</text:span></text:p>
              </text:list-item>
            </text:list>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默认" presentation:presentation-page-layout-name="AL2T1">
        <office:forms form:automatic-focus="false" form:apply-design-mode="false"/>
        <draw:frame presentation:style-name="pr1" draw:text-style-name="P15" draw:layer="layout" svg:width="25.199cm" svg:height="2.629cm" svg:x="1.4cm" svg:y="0.628cm" presentation:class="title">
          <draw:text-box>
            <text:p text:style-name="P16"><text:span text:style-name="T10">Linu</text:span><text:span text:style-name="T10">x</text:span><text:span text:style-name="T10">基</text:span><text:span text:style-name="T10">本操</text:span><text:span text:style-name="T10">作</text:span></text:p>
          </draw:text-box>
        </draw:frame>
        <draw:frame presentation:style-name="pr5" draw:text-style-name="P17" draw:layer="layout" svg:width="25.199cm" svg:height="10.663cm" svg:x="1.4cm" svg:y="3.685cm" presentation:class="outline">
          <draw:text-box>
            <text:list text:style-name="L2">
              <text:list-item>
                <text:p text:style-name="P17"><text:span text:style-name="T13">Linux</text:span><text:span text:style-name="T13">系统目录结构和功能划分。</text:span></text:p>
              </text:list-item>
              <text:list-item>
                <text:p text:style-name="P17"><text:span text:style-name="T13">权限和用户的相关命令操作。</text:span></text:p>
              </text:list-item>
              <text:list-item>
                <text:p text:style-name="P17"><text:span text:style-name="T13">文件、目录相关命令。</text:span></text:p>
              </text:list-item>
              <text:list-item>
                <text:p text:style-name="P17"><text:span text:style-name="T13">IO</text:span><text:span text:style-name="T13">重定向和管道。</text:span></text:p>
              </text:list-item>
              <text:list-item>
                <text:p text:style-name="P17"><text:span text:style-name="T13">使用</text:span><text:span text:style-name="T13">SSH</text:span><text:span text:style-name="T13">客户端：</text:span></text:p>
                <text:list>
                  <text:list-header>
                    <text:p text:style-name="P18"><text:span text:style-name="T13">putty</text:span><text:span text:style-name="T13">、</text:span><text:span text:style-name="T13">xshell</text:span><text:span text:style-name="T13">、</text:span><text:span text:style-name="T13">openssh···</text:span></text:p>
                  </text:list-header>
                </text:list>
              </text:list-item>
            </text:list>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默认" presentation:presentation-page-layout-name="AL2T1">
        <office:forms form:automatic-focus="false" form:apply-design-mode="false"/>
        <draw:frame presentation:style-name="pr4" draw:text-style-name="P4" draw:layer="layout" svg:width="25.199cm" svg:height="2.629cm" svg:x="1.4cm" svg:y="0.628cm" presentation:class="title">
          <draw:text-box>
            <text:p text:style-name="P4"><text:span text:style-name="T3">云服务</text:span><text:span text:style-name="T3">器环境</text:span><text:span text:style-name="T3">图示</text:span></text:p>
          </draw:text-box>
        </draw:frame>
        <draw:custom-shape draw:style-name="gr5" draw:text-style-name="P19" draw:layer="layout" svg:width="15.35cm" svg:height="2.4cm" svg:x="7.05cm" svg:y="7.3cm">
          <text:p text:style-name="P11"><text:span text:style-name="T14">运行</text:span><text:span text:style-name="T14">Linux</text:span><text:span text:style-name="T14">的</text:span><text:span text:style-name="T14">主机</text:span></text:p>
          <draw:enhanced-geometry svg:viewBox="0 0 21600 21600" draw:mirror-horizontal="false" draw:mirror-vertical="false" draw:type="rectangle" draw:enhanced-path="M 0 0 L 21600 0 21600 21600 0 21600 0 0 Z N"/>
        </draw:custom-shape>
        <draw:custom-shape draw:style-name="gr6" draw:text-style-name="P20" draw:layer="layout" svg:width="5.2cm" svg:height="2.1cm" svg:x="7.3cm" svg:y="4.8cm">
          <text:p text:style-name="P11"><text:span text:style-name="T15">NodeJ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1" draw:layer="layout" svg:width="4.2cm" svg:height="2.4cm" svg:x="18.8cm" svg:y="4.4cm">
          <text:p text:style-name="P11"><text:span text:style-name="T16">Ngin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2" draw:layer="layout" svg:width="5.8cm" svg:height="2.4cm" svg:x="12.7cm" svg:y="4.6cm">
          <text:p text:style-name="P11"><text:span text:style-name="T17">Postg</text:span><text:span text:style-name="T17">r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23" draw:layer="layout" svg:width="18.55cm" svg:height="2cm" svg:x="4.9cm" svg:y="9.8cm">
          <text:p text:style-name="P11"><text:span text:style-name="T18">云服务</text:span><text:span text:style-name="T18">提供商</text:span></text:p>
          <draw:enhanced-geometry svg:viewBox="0 0 21600 21600" draw:text-areas="3000 3320 17110 17330" draw:type="cloud-callout" draw:modifiers="7230.66141986955 39680.95952023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10" draw:layer="layout" svg:width="4.8cm" svg:height="3cm" svg:x="18.6cm" svg:y="4.1cm">
          <text:p/>
          <draw:enhanced-geometry svg:viewBox="0 0 21600 21600" draw:type="rectangle" draw:enhanced-path="M 0 0 L 21600 0 21600 21600 0 21600 0 0 Z N"/>
        </draw:custom-shape>
        <draw:line draw:style-name="gr11" draw:text-style-name="P10" draw:layer="layout" svg:x1="19.2cm" svg:y1="4.1cm" svg:x2="21cm" svg:y2="3.2cm">
          <text:p/>
        </draw:line>
        <draw:frame draw:style-name="gr12" draw:text-style-name="P24" draw:layer="layout" svg:width="6.042cm" svg:height="1.638cm" svg:x="21cm" svg:y="2.209cm">
          <draw:text-box>
            <text:p><text:span text:style-name="T19">不是必须</text:span><text:span text:style-name="T19">要求</text:span></text:p>
          </draw:text-box>
        </draw:frame>
        <draw:custom-shape draw:style-name="gr13" draw:text-style-name="P25" draw:layer="layout" svg:width="4.8cm" svg:height="4.4cm" svg:x="3.2cm" svg:y="5.9cm">
          <text:p text:style-name="P11"><text:span text:style-name="T20">Ubuntu</text:span></text:p>
          <text:p text:style-name="P11"><text:span text:style-name="T20">Debian</text:span></text:p>
          <text:p text:style-name="P11"><text:span text:style-name="T20">CentOS</text:span></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23" draw:layer="layout" svg:width="3.6cm" svg:height="2.7cm" svg:x="24.1cm" svg:y="7.1cm">
          <text:p text:style-name="P11"><text:span text:style-name="T18">域名</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0" xml:id="id1" draw:id="id1" draw:layer="layout" svg:x1="24.1cm" svg:y1="8.4cm" svg:x2="22.4cm" svg:y2="8.4cm">
          <text:p/>
        </draw:line>
        <draw:connector draw:style-name="gr16" draw:text-style-name="P10" draw:layer="layout" draw:type="curve" svg:x1="23.25cm" svg:y1="8.4cm" svg:x2="25.21cm" svg:y2="11.938cm" draw:start-shape="id1" draw:start-glue-point="0" svg:d="M23250 8400c0 3049 1960 1281 1960 3538" svg:viewBox="0 0 1961 3539">
          <text:p/>
        </draw:connector>
        <draw:custom-shape draw:style-name="gr17" draw:text-style-name="P10" draw:layer="layout" svg:width="5cm" svg:height="3.2cm" svg:x="22.2cm" svg:y="11.9cm">
          <text:p text:style-name="P11">DNS解析操作</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Mono" svg:font-family="'Noto Mono'" style:font-pitch="fixed"/>
    <style:font-face style:name="Noto Mono2" svg:font-family="'Noto Mono'" style:font-adornments="标准" style:font-pitch="fixed"/>
    <style:font-face style:name="Noto Mono1" svg:font-family="'Noto Mono'" style:font-adornments="粗体" style:font-pitch="fixed"/>
    <style:font-face style:name="FreeMono" svg:font-family="FreeMono" style:font-adornments="粗体"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fill-image draw:name="_35__20_Percent" draw:display-name="5 Percent" xlink:href="Pictures/100000000000000800000008B2AA4E6A4F6D2D73.png" xlink:type="simple" xlink:show="embed" xlink:actuate="onLoad"/>
    <draw:marker draw:name="Arrow" svg:viewBox="0 0 20 30" svg:d="M10 0l-10 30h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FreeMono" fo:font-family="FreeMono" style:font-style-name="粗体" style:font-family-generic="modern" style:font-pitch="fixed" fo:font-size="32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4cm" fo:margin-bottom="0cm"/>
      <style:text-properties fo:font-size="28pt" style:font-size-asian="28pt" style:font-size-complex="28pt"/>
    </style:style>
    <style:style style:name="默认-outline3" style:family="presentation" style:parent-style-name="默认-outline2">
      <style:paragraph-properties fo:margin-top="0.3cm" fo:margin-bottom="0cm"/>
      <style:text-properties fo:font-size="24pt" style:font-size-asian="24pt" style:font-size-complex="24pt"/>
    </style:style>
    <style:style style:name="默认-outline4" style:family="presentation" style:parent-style-name="默认-outline3">
      <style:paragraph-properties fo:margin-top="0.2cm" fo:margin-bottom="0cm"/>
      <style:text-properties fo:font-size="20pt" style:font-size-asian="20pt" style:font-size-complex="20pt"/>
    </style:style>
    <style:style style:name="默认-outline5" style:family="presentation" style:parent-style-name="默认-outline4">
      <style:paragraph-properties fo:margin-top="0.1cm" fo:margin-bottom="0cm"/>
      <style:text-properties fo:font-size="20pt" style:font-size-asian="20pt" style:font-size-complex="20pt"/>
    </style:style>
    <style:style style:name="默认-outline6" style:family="presentation" style:parent-style-name="默认-outline5">
      <style:paragraph-properties fo:margin-top="0.1cm" fo:margin-bottom="0cm"/>
      <style:text-properties fo:font-size="20pt" style:font-size-asian="20pt" style:font-size-complex="20pt"/>
    </style:style>
    <style:style style:name="默认-outline7" style:family="presentation" style:parent-style-name="默认-outline6">
      <style:paragraph-properties fo:margin-top="0.1cm" fo:margin-bottom="0cm"/>
      <style:text-properties fo:font-size="20pt" style:font-size-asian="20pt" style:font-size-complex="20pt"/>
    </style:style>
    <style:style style:name="默认-outline8" style:family="presentation" style:parent-style-name="默认-outline7">
      <style:paragraph-properties fo:margin-top="0.1cm" fo:margin-bottom="0cm"/>
      <style:text-properties fo:font-size="20pt" style:font-size-asian="20pt" style:font-size-complex="20pt"/>
    </style:style>
    <style:style style:name="默认-outline9" style:family="presentation" style:parent-style-name="默认-outline8">
      <style:paragraph-properties fo:margin-top="0.1cm" fo:margin-bottom="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FreeMono" fo:font-family="FreeMono" style:font-style-name="粗体" style:font-family-generic="modern" style:font-pitch="fixed" fo:font-size="40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Noto Sans CJK SC Regular" style:font-family-complex="'Noto Sans CJK SC Regular'"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title">
      <style:graphic-properties draw:auto-grow-height="false" fo:min-height="2.63cm"/>
    </style:style>
    <style:style style:name="Mpr2" style:family="presentation" style:parent-style-name="默认-outline1">
      <style:graphic-properties fo:min-height="9.135cm"/>
    </style:style>
    <style:style style:name="Mpr3" style:family="presentation" style:parent-style-name="默认-backgroundobjects">
      <style:graphic-properties draw:stroke="none" draw:fill="none" draw:fill-color="#ffffff" draw:auto-grow-height="false" fo:min-height="1.086cm"/>
    </style:style>
    <style:style style:name="Mpr4" style:family="presentation" style:parent-style-name="默认-backgroundobjects">
      <style:graphic-properties draw:stroke="none" draw:fill="none" draw:fill-color="#ffffff" draw:auto-grow-height="false" fo:min-height="1.485cm"/>
    </style:style>
    <style:style style:name="Mpr5"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默认" style:page-layout-name="PM1" draw:style-name="Mdp1">
      <office:forms form:automatic-focus="false" form:apply-design-mode="false"/>
      <draw:frame presentation:style-name="Mpr1" draw:layer="backgroundobjects" svg:width="25.199cm" svg:height="2.629cm" svg:x="1.4cm" svg:y="0.628cm" presentation:class="title">
        <draw:text-box>
          <text:p>单击鼠标编辑标题文字格式</text:p>
        </draw:text-box>
      </draw:frame>
      <draw:frame presentation:style-name="Mpr2" draw:layer="backgroundobjects" svg:width="25.199cm" svg:height="10.663cm" svg:x="1.4cm" svg:y="3.685cm" presentation:class="outline">
        <draw:text-box>
          <text:list text:style-name="ML2">
            <text:list-item>
              <text:p>单击鼠标编辑大纲文字格式</text:p>
              <text:list>
                <text:list-item>
                  <text:p>第二个大纲级</text:p>
                  <text:list>
                    <text:list-item>
                      <text:p>第三大纲级别</text:p>
                      <text:list>
                        <text:list-item>
                          <text:p>第四大纲级别</text:p>
                          <text:list>
                            <text:list-item>
                              <text:p>第五大纲级别</text:p>
                              <text:list>
                                <text:list-item>
                                  <text:p>第六大纲级别</text:p>
                                  <text:list>
                                    <text:list-item>
                                      <text:p>第七大纲级别</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6" draw:layer="backgroundobjects" svg:width="8.875cm" svg:height="1.085cm" svg:x="9.576cm" svg:y="14.348cm" presentation:class="footer">
        <draw:text-box>
          <text:p text:style-name="MP5"><text:span text:style-name="MT1"><presentation:footer/></text:span></text:p>
        </draw:text-box>
      </draw:frame>
      <draw:frame presentation:style-name="Mpr3" draw:text-style-name="MP4" draw:layer="backgroundobjects" svg:width="6.523cm" svg:height="1.085cm" svg:x="20.076cm" svg:y="14.348cm" presentation:class="page-number">
        <draw:text-box>
          <text:p text:style-name="MP3"><text:span text:style-name="MT1"><text:page-number>&lt;编号&gt;</text:page-number></text:span></text:p>
        </draw:text-box>
      </draw:frame>
      <presentation:notes style:page-layout-name="PM0">
        <office:forms form:automatic-focus="false" form:apply-design-mode="false"/>
        <draw:page-thumbnail presentation:style-name="默认-title" draw:layer="backgroundobjects" svg:width="19.798cm" svg:height="11.136cm" svg:x="0.6cm" svg:y="2.257cm" presentation:class="page"/>
        <draw:frame presentation:style-name="默认-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2T16:56:33.035510476</meta:creation-date>
    <dc:date>2019-09-02T08:49:27.385179700</dc:date>
    <meta:editing-duration>P1DT6H10M10S</meta:editing-duration>
    <meta:editing-cycles>139</meta:editing-cycles>
    <meta:generator>LibreOffice/6.0.7.3$Linux_X86_64 LibreOffice_project/00m0$Build-3</meta:generator>
    <meta:document-statistic meta:object-count="81"/>
  </office:meta>
</office:document-meta>
</file>